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anguage Design Specification</text:h>
      <text:p text:style-name="P1"/>
      <text:p text:style-name="P1">Last Modified: 9/23/2010</text:p>
      <text:p text:style-name="P1"/>
      <text:p text:style-name="P2"/>
      <text:p text:style-name="P2">This document is a gathering place for details of the language design, including potential new approaches, methods for describing formal models, etc...</text:p>
      <text:p text:style-name="P2"/>
      <text:p text:style-name="P2">TODO: Add the material from the graph term algebra, and expand with the proper renaming operators.</text:p>
      <text:p text:style-name="P2"/>
      <text:p text:style-name="P2">This may be the place to develop that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2-23T09:50:24</dc:date>
    <dc:creator>Joe P</dc:creator>
    <meta:editing-duration>PT00H02M22S</meta:editing-duration>
    <meta:editing-cycles>3</meta:editing-cycles>
    <meta:document-statistic meta:table-count="0" meta:image-count="0" meta:object-count="0" meta:page-count="1" meta:paragraph-count="5" meta:word-count="52" meta:character-count="340"/>
  </office:meta>
</office:document-meta>
</file>